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663366" style:font-name="DejaVu Sans Light" fo:font-size="26pt" fo:letter-spacing="normal" fo:font-style="normal" fo:font-weight="normal" officeooo:paragraph-rsid="000c9911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6pt" fo:letter-spacing="normal" fo:font-style="normal" fo:font-weight="normal" officeooo:rsid="000f2757" officeooo:paragraph-rsid="000f2757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e417" officeooo:paragraph-rsid="000de417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1aca0" officeooo:paragraph-rsid="0011aca0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1aca0" officeooo:paragraph-rsid="00125fd0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1aca0" officeooo:paragraph-rsid="0012debe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1aca0" officeooo:paragraph-rsid="001776a2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de417" officeooo:paragraph-rsid="000de417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6a447" officeooo:paragraph-rsid="0016a447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ab401" officeooo:paragraph-rsid="001ab401" style:font-size-asian="15pt" style:font-size-complex="15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add87" officeooo:paragraph-rsid="001add87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bold" officeooo:rsid="0011aca0" officeooo:paragraph-rsid="0012debe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bold" officeooo:rsid="0011aca0" officeooo:paragraph-rsid="00125fd0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bold" officeooo:rsid="0011aca0" officeooo:paragraph-rsid="001add87" style:font-size-asian="15pt" style:font-weight-asian="bold" style:font-size-complex="15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f2757" officeooo:paragraph-rsid="000f2757" style:font-size-asian="15pt" style:font-size-complex="15pt"/>
    </style:style>
    <style:style style:name="P16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1aca0" officeooo:paragraph-rsid="0011aca0" style:font-size-asian="15pt" style:font-size-complex="15pt"/>
    </style:style>
    <style:style style:name="P17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1aca0" officeooo:paragraph-rsid="0011aca0" style:font-size-asian="15pt" style:font-size-complex="15pt"/>
    </style:style>
    <style:style style:name="P18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1aca0" officeooo:paragraph-rsid="00125fd0" style:font-size-asian="15pt" style:font-size-complex="15pt"/>
    </style:style>
    <style:style style:name="P19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338d4" officeooo:paragraph-rsid="0012debe" style:font-size-asian="15pt" style:font-size-complex="15pt"/>
    </style:style>
    <style:style style:name="P20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6a447" officeooo:paragraph-rsid="0016a447" style:font-size-asian="15pt" style:font-size-complex="15pt"/>
    </style:style>
    <style:style style:name="P21" style:family="paragraph" style:parent-style-name="Standard" style:list-style-name="L6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ab401" officeooo:paragraph-rsid="001ab401" style:font-size-asian="15pt" style:font-size-complex="15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ab401" officeooo:paragraph-rsid="001ab401" style:font-size-asian="15pt" style:font-size-complex="15pt"/>
    </style:style>
    <style:style style:name="P23" style:family="paragraph" style:parent-style-name="Standard" style:list-style-name="L7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add87" officeooo:paragraph-rsid="001add87" style:font-size-asian="15pt" style:font-weight-asian="normal" style:font-size-complex="15pt" style:font-weight-complex="normal"/>
    </style:style>
    <style:style style:name="P24" style:family="paragraph" style:parent-style-name="Standard" style:list-style-name="L7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add87" officeooo:paragraph-rsid="001ba7f0" style:font-size-asian="15pt" style:font-weight-asian="normal" style:font-size-complex="15pt" style:font-weight-complex="normal"/>
    </style:style>
    <style:style style:name="P25" style:family="paragraph" style:parent-style-name="Standard" style:list-style-name="L7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ba7f0" officeooo:paragraph-rsid="001ba7f0" style:font-size-asian="15pt" style:font-weight-asian="normal" style:font-size-complex="15pt" style:font-weight-complex="normal"/>
    </style:style>
    <style:style style:name="P26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dd9b8" officeooo:paragraph-rsid="001dd9b8" style:font-size-asian="15pt" style:font-weight-asian="normal" style:font-size-complex="15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dd9b8" officeooo:paragraph-rsid="001dd9b8" style:font-size-asian="15pt" style:font-weight-asian="normal" style:font-size-complex="15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2debe" officeooo:paragraph-rsid="001f4154" style:font-size-asian="15pt" style:font-weight-asian="normal" style:font-size-complex="15pt" style:font-weight-complex="normal"/>
    </style:style>
    <style:style style:name="P29" style:family="paragraph" style:parent-style-name="Standard" style:list-style-name="L9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f4154" officeooo:paragraph-rsid="001f4154" style:font-size-asian="15pt" style:font-weight-asian="normal" style:font-size-complex="15pt" style:font-weight-complex="normal"/>
    </style:style>
    <style:style style:name="P30" style:family="paragraph" style:parent-style-name="Standard" style:list-style-name="L9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f9452" officeooo:paragraph-rsid="001f9452" style:font-size-asian="15pt" style:font-weight-asian="normal" style:font-size-complex="15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f9452" officeooo:paragraph-rsid="001f9452" style:font-size-asian="15pt" style:font-weight-asian="normal" style:font-size-complex="15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21247b" officeooo:paragraph-rsid="0021247b" style:font-size-asian="15pt" style:font-weight-asian="normal" style:font-size-complex="15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2207c2" officeooo:paragraph-rsid="002207c2" style:font-size-asian="15pt" style:font-weight-asian="normal" style:font-size-complex="15pt" style:font-weight-complex="normal"/>
    </style:style>
    <style:style style:name="P34" style:family="paragraph" style:parent-style-name="Standard" style:list-style-name="L11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246b09" officeooo:paragraph-rsid="00246b09" style:font-size-asian="15pt" style:font-weight-asian="normal" style:font-size-complex="15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246b09" officeooo:paragraph-rsid="00246b09" style:font-size-asian="15pt" style:font-weight-asian="normal" style:font-size-complex="15pt" style:font-weight-complex="normal"/>
    </style:style>
    <style:style style:name="P36" style:family="paragraph" style:parent-style-name="Standard" style:list-style-name="L12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246b09" officeooo:paragraph-rsid="00246b09" style:font-size-asian="15pt" style:font-weight-asian="normal" style:font-size-complex="15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261f62" officeooo:paragraph-rsid="00261f62" style:font-size-asian="15pt" style:font-weight-asian="normal" style:font-size-complex="15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bold" officeooo:rsid="0012debe" officeooo:paragraph-rsid="001776a2" style:font-size-asian="15pt" style:font-weight-asian="bold" style:font-size-complex="15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bold" officeooo:rsid="0012debe" officeooo:paragraph-rsid="001add87" style:font-size-asian="15pt" style:font-weight-asian="bold" style:font-size-complex="15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bold" officeooo:rsid="0012debe" officeooo:paragraph-rsid="001dd9b8" style:font-size-asian="15pt" style:font-weight-asian="bold" style:font-size-complex="15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bold" officeooo:rsid="0012debe" officeooo:paragraph-rsid="001f4154" style:font-size-asian="15pt" style:font-weight-asian="bold" style:font-size-complex="15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bold" officeooo:rsid="002346a7" officeooo:paragraph-rsid="002346a7" style:font-size-asian="15pt" style:font-weight-asian="bold" style:font-size-complex="15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bold" officeooo:rsid="002346a7" officeooo:paragraph-rsid="00246b09" style:font-size-asian="15pt" style:font-weight-asian="bold" style:font-size-complex="15pt" style:font-weight-complex="bold"/>
    </style:style>
    <style:style style:name="P44" style:family="paragraph" style:parent-style-name="Standard" style:list-style-name="L10">
      <style:paragraph-properties fo:text-align="start" style:justify-single-word="false"/>
      <style:text-properties fo:font-weight="normal" officeooo:rsid="002346a7" officeooo:paragraph-rsid="00246b09" style:font-weight-asian="normal" style:font-weight-complex="normal"/>
    </style:style>
    <style:style style:name="P45" style:family="paragraph" style:parent-style-name="Standard" style:list-style-name="L10">
      <style:paragraph-properties fo:text-align="start" style:justify-single-word="false"/>
      <style:text-properties officeooo:paragraph-rsid="002346a7"/>
    </style:style>
    <style:style style:name="P46" style:family="paragraph" style:parent-style-name="Standard" style:list-style-name="L10">
      <style:paragraph-properties fo:text-align="start" style:justify-single-word="false"/>
      <style:text-properties officeooo:rsid="002346a7" officeooo:paragraph-rsid="002346a7"/>
    </style:style>
    <style:style style:name="P47" style:family="paragraph" style:parent-style-name="Standard" style:list-style-name="L10">
      <style:paragraph-properties fo:text-align="start" style:justify-single-word="false"/>
      <style:text-properties officeooo:rsid="002346a7" officeooo:paragraph-rsid="00246b09"/>
    </style:style>
    <style:style style:name="P48" style:family="paragraph" style:parent-style-name="Standard">
      <style:paragraph-properties fo:text-align="start" style:justify-single-word="false"/>
      <style:text-properties officeooo:rsid="002346a7" officeooo:paragraph-rsid="00246b09"/>
    </style:style>
    <style:style style:name="T1" style:family="text">
      <style:text-properties officeooo:rsid="0010e36d"/>
    </style:style>
    <style:style style:name="T2" style:family="text">
      <style:text-properties officeooo:rsid="00125fd0"/>
    </style:style>
    <style:style style:name="T3" style:family="text">
      <style:text-properties officeooo:rsid="0012debe"/>
    </style:style>
    <style:style style:name="T4" style:family="text">
      <style:text-properties officeooo:rsid="001ba7f0"/>
    </style:style>
    <style:style style:name="T5" style:family="text">
      <style:text-properties officeooo:rsid="001f4154"/>
    </style:style>
    <style:style style:name="T6" style:family="text">
      <style:text-properties fo:background-color="#ffff00" loext:char-shading-value="0"/>
    </style:style>
    <style:style style:name="T7" style:family="text">
      <style:text-properties fo:font-variant="normal" fo:text-transform="none" fo:color="#000000" style:font-name="Liberation Serif" fo:font-size="15pt" fo:letter-spacing="normal" fo:font-style="normal" fo:font-weight="normal" style:font-size-asian="15pt" style:font-weight-asian="normal" style:font-size-complex="15pt" style:font-weight-complex="normal"/>
    </style:style>
    <style:style style:name="T8" style:family="text">
      <style:text-properties fo:font-variant="normal" fo:text-transform="none" fo:color="#000000" style:font-name="Liberation Serif" fo:font-size="15pt" fo:letter-spacing="normal" fo:font-style="normal" fo:font-weight="normal" officeooo:rsid="002346a7" style:font-size-asian="15pt" style:font-weight-asian="normal" style:font-size-complex="15pt" style:font-weight-complex="normal"/>
    </style:style>
    <style:style style:name="T9" style:family="text">
      <style:text-properties fo:font-variant="normal" fo:text-transform="none" fo:color="#000000" style:font-name="Liberation Serif" fo:font-size="15pt" fo:letter-spacing="normal" fo:font-style="normal" style:font-size-asian="15pt" style:font-size-complex="15pt"/>
    </style:style>
    <style:style style:name="T10" style:family="text">
      <style:text-properties officeooo:rsid="00246b09"/>
    </style:style>
    <style:style style:name="T11" style:family="text">
      <style:text-properties fo:font-weight="normal" officeooo:rsid="00246b09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so de Bootstrap 3</text:p>
      <text:p text:style-name="P1"/>
      <text:p text:style-name="P3">Nav e Navbar</text:p>
      <text:p text:style-name="P3"/>
      <text:p text:style-name="P4">Abas</text:p>
      <text:p text:style-name="P8"/>
      <text:list xml:id="list6672347369438296697" text:style-name="L1">
        <text:list-item>
          <text:p text:style-name="P15">.Nav é padrão</text:p>
        </text:list-item>
        <text:list-item>
          <text:p text:style-name="P15">.<text:span text:style-name="T1">Active: vai deixar a opção no navegador “selecionada”</text:span></text:p>
        </text:list-item>
      </text:list>
      <text:p text:style-name="P2"/>
      <text:p text:style-name="P4">Abas Pills </text:p>
      <text:p text:style-name="P4"/>
      <text:list xml:id="list3456043692679432208" text:style-name="L2">
        <text:list-item>
          <text:p text:style-name="P16">.nav-pills: é um modificador</text:p>
          <text:list>
            <text:list-item>
              <text:p text:style-name="P16">adiciona uma cor de fundo pro active, coloca cor na letra e adiciona uma borda</text:p>
            </text:list-item>
          </text:list>
        </text:list-item>
      </text:list>
      <text:p text:style-name="P4"/>
      <text:p text:style-name="P4">Abas na Vertical</text:p>
      <text:p text:style-name="P4"/>
      <text:list xml:id="list7711039792062608260" text:style-name="L3">
        <text:list-item>
          <text:p text:style-name="P17">.nav-stacked: ele deixa todas as opções um em baixo do outro</text:p>
          <text:list>
            <text:list-item>
              <text:p text:style-name="P17">é bom colocar dentro de uma div, se não vai ficar ao longo da page</text:p>
            </text:list-item>
          </text:list>
        </text:list-item>
      </text:list>
      <text:p text:style-name="P4"/>
      <text:p text:style-name="P13"><text:s/><text:span text:style-name="T2">Justificado</text:span></text:p>
      <text:p text:style-name="P5"/>
      <text:list xml:id="list6256475656925160977" text:style-name="L4">
        <text:list-item>
          <text:p text:style-name="P18">.<text:span text:style-name="T2">nav-justified: ele estica as pções do menu de acordo com a largura do elemento pai</text:span></text:p>
        </text:list-item>
      </text:list>
      <text:p text:style-name="P5"/>
      <text:p text:style-name="P12">Abas <text:span text:style-name="T3">com Dropdonw </text:span></text:p>
      <text:p text:style-name="P6"/>
      <text:list xml:id="list7208928475058344164" text:style-name="L5">
        <text:list-item>
          <text:p text:style-name="P19">role=””: são atributos de usabilidade focado em acessibilidade</text:p>
        </text:list-item>
        <text:list-item>
          <text:p text:style-name="P20">toggle: verifica se item está aberto. Se esta aberto ele vai fechar. Se estiver fechado ele vai abrir</text:p>
          <text:list>
            <text:list-item>
              <text:p text:style-name="P20">data-toggle: componente JS </text:p>
            </text:list-item>
          </text:list>
        </text:list-item>
        <text:list-item>
          <text:p text:style-name="P20">.caret: determina uma setinha pra baixo. Dando a ideia que tem um sub-menu.</text:p>
        </text:list-item>
      </text:list>
      <text:p text:style-name="P9"/>
      <text:p text:style-name="P38">Navegação com Abas </text:p>
      <text:p text:style-name="P7"/>
      <text:p text:style-name="P10">Ver no documento aula8 – menuzinho legal</text:p>
      <text:p text:style-name="P7"/>
      <text:list xml:id="list8400223168759920454" text:style-name="L6">
        <text:list-item>
          <text:p text:style-name="P21">Usar ids </text:p>
        </text:list-item>
      </text:list>
      <text:p text:style-name="P10"><text:soft-page-break/></text:p>
      <text:p text:style-name="P39">Navbar</text:p>
      <text:p text:style-name="P14"/>
      <text:p text:style-name="P11">Posicionando o logo ou algo que é importante no menu</text:p>
      <text:list xml:id="list8854904699097834754" text:style-name="L7">
        <text:list-header>
          <text:p text:style-name="P23"/>
        </text:list-header>
        <text:list-item>
          <text:p text:style-name="P23">Em uma tag nav: navbar navbar-default</text:p>
          <text:list>
            <text:list-item>
              <text:p text:style-name="P23">navbar-default é uma cor padrão</text:p>
            </text:list-item>
          </text:list>
        </text:list-item>
        <text:list-item>
          <text:p text:style-name="P23">Em uma tag div: <text:span text:style-name="T4">container-fluid</text:span></text:p>
          <text:list>
            <text:list-item>
              <text:p text:style-name="P25">é opcional e explicado na primeira aula</text:p>
            </text:list-item>
          </text:list>
        </text:list-item>
        <text:list-item>
          <text:p text:style-name="P24">Em uma tag div: <text:span text:style-name="T4">navbar-header</text:span></text:p>
        </text:list-item>
        <text:list-item>
          <text:p text:style-name="P25">Em uma tag a: <text:s/>navbar-brander</text:p>
        </text:list-item>
        <text:list-item>
          <text:p text:style-name="P25">Em uma tag img: alt=”Brand”</text:p>
        </text:list-item>
      </text:list>
      <text:p text:style-name="P10"/>
      <text:p text:style-name="P10"/>
      <text:p text:style-name="P40">Navbar <text:span text:style-name="T5">com formulários</text:span></text:p>
      <text:p text:style-name="P40"/>
      <text:list xml:id="list869308126214692342" text:style-name="L8">
        <text:list-item>
          <text:p text:style-name="P26">Em uma tag form: navbar-form</text:p>
          <text:list>
            <text:list-item>
              <text:p text:style-name="P26">dentro que se coloca a tag imput com type, placeholder e class (form-control)</text:p>
            </text:list-item>
          </text:list>
        </text:list-item>
      </text:list>
      <text:p text:style-name="P27"/>
      <text:p text:style-name="P41">Navbar <text:span text:style-name="T5">com botões, links e textos</text:span></text:p>
      <text:p text:style-name="P28"/>
      <text:p text:style-name="P32">Alinha tudo da esquerda pra direita</text:p>
      <text:list xml:id="list6163381368453297031" text:style-name="L9">
        <text:list-item>
          <text:p text:style-name="P29">&lt;button class =”bt btn-default navbar-btn”&gt;Meu botão&lt;/button&gt;</text:p>
        </text:list-item>
        <text:list-item>
          <text:p text:style-name="P29">&lt;a href=”#” class=”navbar-link”&gt;Clica-me&lt;/a&gt;</text:p>
        </text:list-item>
        <text:list-item>
          <text:p text:style-name="P30">&lt;span class = “navbar-text”&gt;kjsdhfjksdnfjksdnfjkdsnfjkds&lt;/span&gt;</text:p>
        </text:list-item>
      </text:list>
      <text:p text:style-name="P31"/>
      <text:p text:style-name="P33">Para posicionar na direita: dentro de uma tag div a classe <text:span text:style-name="T6">navbar-right</text:span> </text:p>
      <text:p text:style-name="P33"/>
      <text:p text:style-name="P33"/>
      <text:p text:style-name="P42">Navbar fixo </text:p>
      <text:p text:style-name="P42"/>
      <text:list xml:id="list246755190131783345" text:style-name="L10">
        <text:list-item>
          <text:p text:style-name="P45"><text:span text:style-name="T8">Tira jumbotron</text:span></text:p>
        </text:list-item>
        <text:list-item>
          <text:p text:style-name="P46"><text:span text:style-name="T7">Tira container</text:span></text:p>
        </text:list-item>
        <text:list-item>
          <text:p text:style-name="P46"><text:span text:style-name="T7">Acrescenta .navbar-fixed-top</text:span></text:p>
          <text:list>
            <text:list-item>
              <text:p text:style-name="P46"><text:span text:style-name="T7">que fixa em cima</text:span></text:p>
            </text:list-item>
          </text:list>
        </text:list-item>
        <text:list-item>
          <text:p text:style-name="P46"><text:span text:style-name="T7">.navbar-fixed-bottom</text:span></text:p>
          <text:list>
            <text:list-item>
              <text:p text:style-name="P47"><text:span text:style-name="T7">ele vai pra baixo e fixa em baixo</text:span></text:p>
            </text:list-item>
          </text:list>
        </text:list-item>
      </text:list>
      <text:p text:style-name="P48"><text:span text:style-name="T7"/></text:p>
      <text:p text:style-name="P48"><text:span text:style-name="T7"/></text:p>
      <text:p text:style-name="P43"><text:span text:style-name="T10">Navbar e cores</text:span></text:p>
      <text:list xml:id="list345768351782956350" text:style-name="L11">
        <text:list-item>
          <text:p text:style-name="P34"><text:soft-page-break/>Invertidas: navbar-inverse</text:p>
          <text:list>
            <text:list-item>
              <text:p text:style-name="P34">tira o default</text:p>
            </text:list-item>
          </text:list>
        </text:list-item>
      </text:list>
      <text:p text:style-name="P35"/>
      <text:p text:style-name="P35">Customizando com outras cores…</text:p>
      <text:p text:style-name="P35"/>
      <text:p text:style-name="P37">no css:</text:p>
      <text:p text:style-name="P35"/>
      <text:p text:style-name="P35">navbar-outro{</text:p>
      <text:p text:style-name="P35"><text:s text:c="3"/>backgroud-color: orange;</text:p>
      <text:p text:style-name="P35"><text:s text:c="2"/>color:#fff;</text:p>
      <text:p text:style-name="P35">}</text:p>
      <text:list xml:id="list7538169423325274807" text:style-name="L12">
        <text:list-header>
          <text:p text:style-name="P36"/>
        </text:list-header>
      </text:list>
      <text:list xml:id="list181145866538223" text:continue-list="list246755190131783345" text:style-name="L10">
        <text:list-item>
          <text:list>
            <text:list-header>
              <text:p text:style-name="P44"><text:span text:style-name="T9"/></text:p>
              <text:p text:style-name="P47"><text:span text:style-name="T7"/></text:p>
              <text:p text:style-name="P47"><text:span text:style-name="T7"><text:s/></text:span></text:p>
            </text:list-header>
          </text:list>
        </text:list-item>
      </text:list>
      <text:list xml:id="list181145647199023" text:continue-list="list8400223168759920454" text:style-name="L6">
        <text:list-header>
          <text:p text:style-name="P21"/>
        </text:list-header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7:11:59.623271177</meta:creation-date>
    <meta:generator>LibreOffice/5.1.6.2$Linux_X86_64 LibreOffice_project/10m0$Build-2</meta:generator>
    <dc:date>2017-05-20T18:11:44.738518601</dc:date>
    <meta:editing-duration>PT1H26M51S</meta:editing-duration>
    <meta:editing-cycles>19</meta:editing-cycles>
    <meta:document-statistic meta:table-count="0" meta:image-count="0" meta:object-count="0" meta:page-count="3" meta:paragraph-count="60" meta:word-count="325" meta:character-count="1851" meta:non-whitespace-character-count="1602"/>
  </office:meta>
</office:document-meta>
</file>